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dt2braille 6 dot"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⠀⠏⠉⠉⠉⠉⠉⠉⠩⠉⠿⠉⠍⠉⠉⠉⠉⠉⠉⠹⠀</text:p>
      <text:p text:style-name="P1">⠀⠇⠀⠀⠀⠀⠀⠀⠀⠡⠀⠌⠀⠀⠀⠀⠀⠀⠀⠸⠀</text:p>
      <text:p text:style-name="P1">⠀⠇⠀⠀⠖⠊⠱⠀⠀⠰⠶⠆⠀⠀⠎⠑⠲⠀⠀⠸⠀</text:p>
      <text:p text:style-name="P1">⠀⠇⠳⠀⠫⠀⠈⠦⠾⠿⠿⠿⠷⠴⠁⠀⠝⠀⠞⠸⠀</text:p>
      <text:p text:style-name="P1">⠀⠗⠒⠐⠪⠅⠀⠀⠭⠽⠿⠯⠭⠀⠀⠨⠕⠂⠒⠺⠀</text:p>
      <text:p text:style-name="P1">⠀⠇⠞⠀⠮⠀⠠⠋⠻⠿⠿⠿⠟⠙⠄⠀⠵⠀⠳⠸⠀</text:p>
      <text:p text:style-name="P1">⠀⠇⠀⠀⠓⠢⠜⠀⠀⠘⠛⠃⠀⠀⠣⠔⠚⠀⠀⠸⠀</text:p>
      <text:p text:style-name="P1">⠀⠇⠀⠀⠀⠀⠀⠀⠀⠌⠀⠡⠀⠀⠀⠀⠀⠀⠀⠸⠀</text:p>
      <text:p text:style-name="P1">⠀⠧⠤⠤⠤⠤⠤⠤⠬⠤⠿⠤⠥⠤⠤⠤⠤⠤⠤⠼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19T16:44:01.36</meta:creation-date>
    <dc:date>2011-05-23T17:29:09.99</dc:date>
    <dc:creator>Bert Frees</dc:creator>
    <meta:editing-duration>PT1M48S</meta:editing-duration>
    <meta:editing-cycles>3</meta:editing-cycles>
    <meta:generator>OpenOffice.org/3.3$Win32 OpenOffice.org_project/330m19$Build-9561</meta:generator>
    <meta:document-statistic meta:table-count="0" meta:image-count="0" meta:object-count="0" meta:page-count="1" meta:paragraph-count="9" meta:word-count="9" meta:character-count="189"/>
    <meta:user-defined meta:name="[BRL]BraillePageNumbers" meta:value-type="boolean">false</meta:user-defined>
    <meta:user-defined meta:name="[BRL]BrintpageNumbersInToc" meta:value-type="boolean">false</meta:user-defined>
  </office:meta>
</office:document-meta>
</file>